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771in" fo:margin-left="0.0063in" fo:margin-right="0.0097in" table:align="margins" style:may-break-between-rows="false" style:writing-mode="lr-tb"/>
    </style:style>
    <style:style style:name="_31_125.A" style:display-name="1125.A" style:family="table-column">
      <style:table-column-properties style:column-width="0.7917in" style:rel-column-width="1140*"/>
    </style:style>
    <style:style style:name="_31_125.B" style:display-name="1125.B" style:family="table-column">
      <style:table-column-properties style:column-width="0.5396in" style:rel-column-width="777*"/>
    </style:style>
    <style:style style:name="_31_125.C" style:display-name="1125.C" style:family="table-column">
      <style:table-column-properties style:column-width="0.5097in" style:rel-column-width="734*"/>
    </style:style>
    <style:style style:name="_31_125.H" style:display-name="1125.H" style:family="table-column">
      <style:table-column-properties style:column-width="0.7in" style:rel-column-width="1008*"/>
    </style:style>
    <style:style style:name="_31_125.K" style:display-name="1125.K" style:family="table-column">
      <style:table-column-properties style:column-width="0.6972in" style:rel-column-width="1004*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771in" fo:margin-left="0.0063in" fo:margin-right="0.0097in" table:align="margins" style:may-break-between-rows="false" style:writing-mode="lr-tb"/>
    </style:style>
    <style:style style:name="_31_125A.A" style:display-name="1125A.A" style:family="table-column">
      <style:table-column-properties style:column-width="0.7917in" style:rel-column-width="1140*"/>
    </style:style>
    <style:style style:name="_31_125A.B" style:display-name="1125A.B" style:family="table-column">
      <style:table-column-properties style:column-width="0.5396in" style:rel-column-width="777*"/>
    </style:style>
    <style:style style:name="_31_125A.C" style:display-name="1125A.C" style:family="table-column">
      <style:table-column-properties style:column-width="0.5097in" style:rel-column-width="734*"/>
    </style:style>
    <style:style style:name="_31_125A.H" style:display-name="1125A.H" style:family="table-column">
      <style:table-column-properties style:column-width="0.7in" style:rel-column-width="1008*"/>
    </style:style>
    <style:style style:name="_31_125A.K" style:display-name="1125A.K" style:family="table-column">
      <style:table-column-properties style:column-width="0.6972in" style:rel-column-width="1004*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771in" fo:margin-left="0.0063in" fo:margin-right="0.0097in" table:align="margins" style:may-break-between-rows="false" style:writing-mode="lr-tb"/>
    </style:style>
    <style:style style:name="BDPS_5f_g.A" style:display-name="BDPS_g.A" style:family="table-column">
      <style:table-column-properties style:column-width="0.8125in" style:rel-column-width="1170*"/>
    </style:style>
    <style:style style:name="BDPS_5f_g.B" style:display-name="BDPS_g.B" style:family="table-column">
      <style:table-column-properties style:column-width="0.5188in" style:rel-column-width="747*"/>
    </style:style>
    <style:style style:name="BDPS_5f_g.C" style:display-name="BDPS_g.C" style:family="table-column">
      <style:table-column-properties style:column-width="0.5097in" style:rel-column-width="734*"/>
    </style:style>
    <style:style style:name="BDPS_5f_g.H" style:display-name="BDPS_g.H" style:family="table-column">
      <style:table-column-properties style:column-width="0.7in" style:rel-column-width="1008*"/>
    </style:style>
    <style:style style:name="BDPS_5f_g.K" style:display-name="BDPS_g.K" style:family="table-column">
      <style:table-column-properties style:column-width="0.6972in" style:rel-column-width="1004*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4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Times New Roman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4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5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2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5" style:family="paragraph" style:parent-style-name="Heading_20_2">
      <style:text-properties style:font-name="Arial" fo:font-size="10pt" style:font-size-asian="10pt" style:font-size-complex="10pt"/>
    </style:style>
    <style:style style:name="P56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5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60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P64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fo:language="en" fo:country="US" style:font-weight-complex="bold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style:font-name="Symbol" fo:language="en" fo:country="US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style:text-position="super 58%" fo:language="en" fo:country="US"/>
    </style:style>
    <style:style style:name="T23" style:family="text">
      <style:text-properties style:text-position="super 58%" fo:language="en" fo:country="US" style:font-weight-complex="bold"/>
    </style:style>
    <style:style style:name="T24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5" style:family="text">
      <style:text-properties style:text-position="super 58%" fo:language="en" fo:country="US" style:text-underline-style="none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3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4" style:family="text">
      <style:text-properties style:text-position="sub 58%" fo:font-size="11pt" fo:language="en" fo:country="US" fo:font-style="normal" style:font-size-asian="11pt" style:font-style-asian="normal" style:font-size-complex="11pt" style:font-style-complex="normal"/>
    </style:style>
    <style:style style:name="T35" style:family="text">
      <style:text-properties fo:language="ru" fo:country="RU"/>
    </style:style>
    <style:style style:name="T36" style:family="text">
      <style:text-properties fo:language="ru" fo:country="RU" style:font-name-complex="Times New Roman"/>
    </style:style>
    <style:style style:name="T37" style:family="text">
      <style:text-properties fo:language="ru" fo:country="RU" style:font-name-complex="Times New Roman" style:font-weight-complex="bold"/>
    </style:style>
    <style:style style:name="T38" style:family="text">
      <style:text-properties fo:language="ru" fo:country="RU" fo:font-weight="normal" style:font-weight-asian="normal" style:font-name-complex="Times New Roman" style:font-weight-complex="normal"/>
    </style:style>
    <style:style style:name="T39" style:family="text">
      <style:text-properties style:font-name="Times New Roman1" fo:font-style="italic" style:font-style-asian="italic" style:font-style-complex="italic"/>
    </style:style>
    <style:style style:name="T40" style:family="text">
      <style:text-properties style:font-name="Times New Roman1" fo:language="ru" fo:country="RU" fo:font-style="italic" style:font-style-asian="italic" style:font-style-complex="italic"/>
    </style:style>
    <style:style style:name="T41" style:family="text">
      <style:text-properties style:font-name="Times New Roman1" fo:language="en" fo:country="US" fo:font-style="normal" style:font-style-asian="normal" style:font-style-complex="normal"/>
    </style:style>
    <style:style style:name="T42" style:family="text">
      <style:text-properties style:font-name="Times New Roman" style:font-name-asian="Times New Roman"/>
    </style:style>
    <style:style style:name="T43" style:family="text">
      <style:text-properties style:font-name="Times New Roman" style:font-name-asian="Times New Roman" style:font-weight-complex="bold"/>
    </style:style>
    <style:style style:name="T44" style:family="text">
      <style:text-properties style:font-name="Times New Roman" fo:language="en" fo:country="US" fo:background-color="transparent"/>
    </style:style>
    <style:style style:name="T45" style:family="text">
      <style:text-properties style:font-name="Times New Roman" fo:font-weight="normal" style:font-name-asian="Times New Roman" style:font-weight-asian="normal" style:font-weight-complex="normal"/>
    </style:style>
    <style:style style:name="T4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7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8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9" style:family="text">
      <style:text-properties style:use-window-font-color="true" style:text-position="super 58%" fo:language="en" fo:country="US" style:text-underline-style="none" style:font-name-complex="Times New Roman"/>
    </style:style>
    <style:style style:name="T50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51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52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53" style:family="text">
      <style:text-properties style:use-window-font-color="true" style:text-position="0% 100%" fo:language="en" fo:country="US"/>
    </style:style>
    <style:style style:name="T54" style:family="text">
      <style:text-properties style:use-window-font-color="true" style:text-position="0% 100%" fo:language="en" fo:country="US" style:text-underline-style="none" style:font-name-complex="Symbol1"/>
    </style:style>
    <style:style style:name="T55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56" style:family="text">
      <style:text-properties style:use-window-font-color="true" style:text-position="0% 100%" fo:language="en" fo:country="US" style:text-underline-style="none" style:font-name-complex="Times New Roman"/>
    </style:style>
    <style:style style:name="T57" style:family="text">
      <style:text-properties style:use-window-font-color="true" style:text-position="0% 100%" fo:language="en" fo:country="US" style:font-name-complex="Symbol1"/>
    </style:style>
    <style:style style:name="T58" style:family="text">
      <style:text-properties style:use-window-font-color="true" fo:language="en" fo:country="US"/>
    </style:style>
    <style:style style:name="T59" style:family="text">
      <style:text-properties style:use-window-font-color="true" fo:language="en" fo:country="US" style:font-name-complex="Symbol1"/>
    </style:style>
    <style:style style:name="T60" style:family="text">
      <style:text-properties style:font-name-complex="Arial"/>
    </style:style>
    <style:style style:name="T61" style:family="text">
      <style:text-properties style:text-position="0% 100%"/>
    </style:style>
    <style:style style:name="T62" style:family="text">
      <style:text-properties style:text-position="0% 100%" fo:language="en" fo:country="US"/>
    </style:style>
    <style:style style:name="T63" style:family="text">
      <style:text-properties style:text-position="0% 100%" fo:language="en" fo:country="US" fo:font-style="normal" style:font-style-asian="normal" style:font-style-complex="normal"/>
    </style:style>
    <style:style style:name="T6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7" style:family="text">
      <style:text-properties style:text-position="0% 100%" fo:language="en" fo:country="US" style:font-weight-complex="bold"/>
    </style:style>
    <style:style style:name="T68" style:family="text">
      <style:text-properties style:text-position="0% 100%" style:font-name="Symbol" fo:language="en" fo:country="US" style:font-name-complex="Symbol"/>
    </style:style>
    <style:style style:name="T69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0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1" style:family="text">
      <style:text-properties style:text-position="0% 100%" fo:font-size="11pt" fo:language="en" fo:country="US" fo:font-style="normal" style:font-size-asian="11pt" style:font-style-asian="normal" style:font-size-complex="11pt" style:font-style-complex="normal"/>
    </style:style>
    <style:style style:name="T7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4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75" style:family="text">
      <style:text-properties style:font-name-complex="Times New Roman"/>
    </style:style>
    <style:style style:name="T76" style:family="text">
      <style:text-properties style:font-name-complex="Times New Roman" style:font-weight-complex="bold"/>
    </style:style>
    <style:style style:name="T77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8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9" style:family="text">
      <style:text-properties style:font-name-asian="Times New Roman"/>
    </style:style>
    <style:style style:name="T80" style:family="text">
      <style:text-properties style:font-name-asian="Times New Roman" style:font-weight-complex="bold"/>
    </style:style>
    <style:style style:name="T81" style:family="text">
      <style:text-properties style:font-name-complex="Symbol1"/>
    </style:style>
    <style:style style:name="T82" style:family="text">
      <style:text-properties style:font-name-asian="Arial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style:font-weight-asian="normal" style:font-name-complex="Times New Roman" style:font-weight-complex="normal"/>
    </style:style>
    <style:style style:name="T85" style:family="text">
      <style:text-properties fo:font-weight="normal" style:font-name-asian="Times New Roman" style:font-weight-asian="normal" style:font-weight-complex="normal"/>
    </style:style>
    <style:style style:name="T86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CALIBRATION CERTIFICATE</text:p>
      <text:p text:style-name="P41"><text:span text:style-name="T47">Type:</text:span><text:span text:style-name="T46"> Radiation monitor AT1125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73">/</text:span><text:span text:style-name="T14">N</text:span><text:span text:style-name="T73">:</text:span><text:span text:style-name="T72"> </text:span><text:span text:style-name="T74">$serial</text:span></text:p>
      <text:p text:style-name="P14"/>
      <table:table table:name="tml0" table:style-name="tml0">
        <table:table-column table:style-name="tml0.A"/>
        <table:table-row>
          <table:table-cell table:style-name="tml0.A1" office:value-type="string">
            <text:p text:style-name="P29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6">АТ112</text:span><text:span text:style-name="T37">5</text:span><text:span text:style-name="T76">:</text:span><text:span text:style-name="T86"> </text:span><text:span text:style-name="T43">γ 30</text:span><text:span text:style-name="T86"> </text:span><text:span text:style-name="T16">n</text:span><text:span text:style-name="T7">Sv/h</text:span> – 300 <text:s/><text:span text:style-name="T7">m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6">АТ1125</text:span><text:span text:style-name="T37">А</text:span><text:span text:style-name="T76">:</text:span><text:span text:style-name="T86"> </text:span><text:span text:style-name="T43">γ 3</text:span><text:span text:style-name="T42">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<text:span text:style-name="T86">2: </text:span><text:span text:style-name="T43">γ</text:span><text:span text:style-name="T80"> 0</text:span><text:span text:style-name="T86">.</text:span>1 <text:span text:style-name="T7">µSv/h</text:span> – 30.0 m<text:span text:style-name="T7">Sv/h</text:span>;</text:p>
            <text:p text:style-name="P5"/>
            <text:p text:style-name="P24"><text:span text:style-name="T7">Flux density</text:span> <text:span text:style-name="T7">measurement limits of </text:span>α <text:span text:style-name="T7">particles</text:span>:</text:p>
            <text:p text:style-name="P25"><text:span text:style-name="T58">BDPS</text:span>-02: <text:span text:style-name="T19"></text:span> 2.4 – 10<text:span text:style-name="T20">6</text:span> <text:span text:style-name="T58">min</text:span><text:span text:style-name="T20">-1</text:span><text:span text:style-name="T19"></text:span><text:span text:style-name="T59">c</text:span><text:span text:style-name="T58">m</text:span><text:span text:style-name="T20">-2</text:span>;</text:p>
            <text:p text:style-name="P25"/>
            <text:p text:style-name="P24"><text:span text:style-name="T7">Flux density</text:span> <text:span text:style-name="T7">measurement limits of β</text:span> <text:span text:style-name="T7">particles</text:span>:</text:p>
            <text:p text:style-name="P31"><text:span text:style-name="T53">BDPS</text:span><text:span text:style-name="T61">-02: </text:span><text:span text:style-name="T68"></text:span><text:span text:style-name="T61"> 6.0 – 10</text:span><text:span text:style-name="T20">6</text:span><text:span text:style-name="T61"> </text:span><text:span text:style-name="T53">min</text:span><text:span text:style-name="T20">-1</text:span><text:span text:style-name="T68"></text:span><text:span text:style-name="T57">c</text:span><text:span text:style-name="T53">m</text:span><text:span text:style-name="T20">-2</text:span><text:span text:style-name="T61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62">SA of </text:span><text:span text:style-name="T22">137</text:span><text:span text:style-name="T62">Cs count rate:</text:span></text:p>
            <text:p text:style-name="P5"><text:span text:style-name="T67">from $ua_min s</text:span><text:span text:style-name="T23">-1</text:span><text:span text:style-name="T67"> to 10</text:span><text:span text:style-name="T23">5 </text:span><text:span text:style-name="T67">s</text:span><text:span text:style-name="T25">-1</text:span></text:p>
          </table:table-cell>
        </table:table-row>
      </table:table>
      <text:p text:style-name="Standard"><text:span text:style-name="T77">03: ± 20 %</text:span><text:span text:style-name="T78">БД</text:span></text:p>
      <text:p text:style-name="P3">Measurement error: 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55" text:outline-level="2"><text:span text:style-name="T36">АТ1125</text:span><text:span text:style-name="T75">: </text:span><text:span text:style-name="T48"><text:s/></text:span><text:span text:style-name="T50">± </text:span><text:span text:style-name="T51">15</text:span><text:span text:style-name="T50"> %</text:span><text:span text:style-name="T52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55" text:outline-level="2"><text:span text:style-name="T36">АТ1125А</text:span><text:span text:style-name="T75">: </text:span><text:span text:style-name="T48"><text:s/></text:span><text:span text:style-name="T50">± </text:span><text:span text:style-name="T51">15</text:span><text:span text:style-name="T50"> %</text:span><text:span text:style-name="T52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55" text:outline-level="2"><text:span text:style-name="T75">BDPS-02: </text:span><text:span text:style-name="T10"> </text:span><text:span text:style-name="T11">2,4 – 30 min</text:span><text:span text:style-name="T24">-1</text:span><text:span text:style-name="T10"> </text:span><text:span text:style-name="T11">sm</text:span><text:span text:style-name="T24">- 2 <text:s/></text:span><text:span text:style-name="T64">–</text:span><text:span text:style-name="T24"> <text:s/></text:span><text:span text:style-name="T65">± 30 %</text:span></text:h>
            <text:p text:style-name="P48"><text:span text:style-name="T66"> </text:span><text:span text:style-name="T64">30 <text:s/>– <text:s text:c="2"/>10</text:span><text:span text:style-name="T24">6</text:span><text:span text:style-name="T64"> min</text:span><text:span text:style-name="T24">-1</text:span><text:span text:style-name="T66"> </text:span><text:span text:style-name="T64">sm</text:span><text:span text:style-name="T24">- 2 <text:s/></text:span><text:span text:style-name="T64">–</text:span><text:span text:style-name="T24"> <text:s/></text:span><text:span text:style-name="T65">± 20 %</text:span></text:p>
            <text:list xml:id="list7352232812704836893" text:style-name="WW8Num2">
              <text:list-item>
                <text:p text:style-name="P60"><text:span text:style-name="T12"></text:span><text:span text:style-name="T13"> </text:span><text:span text:style-name="T11">6 – 10</text:span><text:span text:style-name="T24">6</text:span><text:span text:style-name="T11"> min</text:span><text:span text:style-name="T24">-1</text:span><text:span text:style-name="T10"></text:span><text:span text:style-name="T11"> sm</text:span><text:span text:style-name="T24">- 2 <text:s text:c="2"/></text:span><text:span text:style-name="T64">–</text:span><text:span text:style-name="T24"> <text:s/></text:span><text:span text:style-name="T65">± 20 %</text:span></text:p>
              </text:list-item>
            </text:list>
            <text:h text:style-name="P56" text:outline-level="2"><text:span text:style-name="T55">γ </text:span><text:span text:style-name="T56">0.10 </text:span><text:span text:style-name="T54">µ</text:span><text:span text:style-name="T56">Sv/h – 30 mSv/h</text:span><text:span text:style-name="T49"> <text:s/></text:span><text:span text:style-name="T56">–</text:span><text:span text:style-name="T49"> <text:s/></text:span><text:span text:style-name="T56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7">SA of </text:span><text:span text:style-name="T23">137</text:span><text:span text:style-name="T67">Cs count rate: ± </text:span><text:span text:style-name="T67">20 %</text:span></text:p>
          </table:table-cell>
        </table:table-row>
      </table:table>
      <text:p text:style-name="P16"/>
      <text:p text:style-name="P3">Operating conditions:</text:p>
      <text:list xml:id="list7860504855644801643" text:style-name="L1">
        <text:list-item>
          <text:p text:style-name="P61"><text:span text:style-name="T9">Air temperature<text:tab/></text:span><text:span text:style-name="T60"><text:tab/><text:tab/><text:tab/>+</text:span><text:span text:style-name="T9">$temp</text:span><text:span text:style-name="T60"> °</text:span><text:span text:style-name="T9">C</text:span></text:p>
        </text:list-item>
        <text:list-item>
          <text:p text:style-name="P61"><text:span text:style-name="T9">Atmospheric pressure<text:tab/></text:span><text:span text:style-name="T9"><text:tab/><text:tab/><text:tab/>98,5 kPa</text:span></text:p>
        </text:list-item>
        <text:list-item>
          <text:p text:style-name="P61"><text:span text:style-name="T9">Relative humidity<text:tab/><text:tab/></text:span><text:span text:style-name="T9"><text:tab/><text:tab/>$vlag %</text:span></text:p>
        </text:list-item>
        <text:list-item>
          <text:p text:style-name="P62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2"><text:span text:style-name="T15">Calibration means</text:span><text:span text:style-name="T82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49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50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50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50">- <text:span text:style-name="T7">$eng_facility_beta</text:span>;</text:p>
          </table:table-cell>
        </table:table-row>
      </table:table>
      <text:p text:style-name="P51"/>
      <table:table table:name="1125" table:style-name="_31_125">
        <table:table-column table:style-name="_31_125.A"/>
        <table:table-column table:style-name="_31_125.B"/>
        <table:table-column table:style-name="_31_125.C" table:number-columns-repeated="5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22">Calibration data</text:p>
            <text:p text:style-name="P23"/>
            <text:p text:style-name="P23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4"><text:span text:style-name="T7">Dose rate at check point</text:span> <text:span text:style-name="T39">Ḣ</text:span><text:span text:style-name="T29">oi</text:span><text:span text:style-name="T63">(10)</text:span></text:p>
          </table:table-cell>
          <table:table-cell table:style-name="_31_125.B2" table:number-rows-spanned="3" office:value-type="string">
            <text:p text:style-name="P46">Radia-tion source <text:s/>number</text:p>
          </table:table-cell>
          <table:table-cell table:style-name="_31_125.B2" table:number-rows-spanned="3" office:value-type="string">
            <text:p text:style-name="P35"><text:span text:style-name="T7">Distan-ce to source</text:span>, </text:p>
            <text:p text:style-name="P33">R, сm</text:p>
          </table:table-cell>
          <table:table-cell table:style-name="_31_125.B2" table:number-columns-spanned="5" office:value-type="string">
            <text:p text:style-name="P42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5"><text:span text:style-name="T44">Relative gamma radiation dose rate measure-ment</text:span> <text:span text:style-name="T7">error</text:span></text:p>
            <text:p text:style-name="P39"><text:span text:style-name="T40">θ</text:span><text:span text:style-name="T30">пр</text:span><text:span text:style-name="T31">i</text:span><text:span text:style-name="T35">,</text:span> %</text:p>
          </table:table-cell>
          <table:table-cell table:style-name="_31_125.B2" table:number-rows-spanned="3" office:value-type="string">
            <text:p text:style-name="P38"><text:span text:style-name="T7">Confidence limit of the intrinsic <text:s/>relative error</text:span> <text:span text:style-name="T41">Δ</text:span><text:span text:style-name="T32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2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_31_125.D3" table:number-columns-spanned="3" office:value-type="string">
            <text:p text:style-name="P42"><text:span text:style-name="T7">Measured value</text:span> <text:span text:style-name="T39">Ḣ</text:span><text:span text:style-name="T21">*</text:span><text:span text:style-name="T29">i</text:span><text:span text:style-name="T63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42"><text:span text:style-name="T7">Average value</text:span>, <text:span text:style-name="T8">H</text:span><text:span text:style-name="T29">i</text:span><text:span text:style-name="T6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3"><text:span text:style-name="T26">H</text:span><text:span text:style-name="T27">1</text:span></text:p>
          </table:table-cell>
          <table:table-cell table:style-name="_31_125.D3" office:value-type="string">
            <text:p text:style-name="P42"><text:span text:style-name="T8">H</text:span><text:span text:style-name="T27">2</text:span></text:p>
          </table:table-cell>
          <table:table-cell table:style-name="_31_125.D3" office:value-type="string">
            <text:p text:style-name="P42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5">24</text:span> µSv/h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5">15</text:span></text:p>
          </table:table-cell>
        </table:table-row>
        <table:table-row>
          <table:table-cell table:style-name="_31_125.A5" office:value-type="string">
            <text:p text:style-name="P9"><text:span text:style-name="T35">0,</text:span>7 µSv/h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µSv/h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5">0</text:span> <text:span text:style-name="T7">m</text:span>Sv/h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5">240</text:span> <text:span text:style-name="T7">m</text:span>Sv/h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/>
        <table:table-column table:style-name="_31_125A.C" table:number-columns-repeated="5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2">Calibration data</text:p>
            <text:p text:style-name="P23"/>
            <text:p text:style-name="P23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4"><text:span text:style-name="T7">Dose rate at check point</text:span> <text:span text:style-name="T39">Ḣ</text:span><text:span text:style-name="T29">oi</text:span><text:span text:style-name="T63">(10)</text:span></text:p>
          </table:table-cell>
          <table:table-cell table:style-name="_31_125A.B2" table:number-rows-spanned="3" office:value-type="string">
            <text:p text:style-name="P46">Radia-tion source <text:s/>number</text:p>
          </table:table-cell>
          <table:table-cell table:style-name="_31_125A.B2" table:number-rows-spanned="3" office:value-type="string">
            <text:p text:style-name="P35"><text:span text:style-name="T7">Distan-ce to source</text:span>, </text:p>
            <text:p text:style-name="P33">R, сm</text:p>
          </table:table-cell>
          <table:table-cell table:style-name="_31_125A.B2" table:number-columns-spanned="5" office:value-type="string">
            <text:p text:style-name="P42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5"><text:span text:style-name="T44">Relative gamma radiation dose rate measure-ment</text:span> <text:span text:style-name="T7">error</text:span></text:p>
            <text:p text:style-name="P39"><text:span text:style-name="T40">θ</text:span><text:span text:style-name="T30">пр</text:span><text:span text:style-name="T31">i</text:span><text:span text:style-name="T35">,</text:span> %</text:p>
          </table:table-cell>
          <table:table-cell table:style-name="_31_125A.B2" table:number-rows-spanned="3" office:value-type="string">
            <text:p text:style-name="P38"><text:span text:style-name="T7">Confidence limit of the intrinsic <text:s/>relative error</text:span> <text:span text:style-name="T41">Δ</text:span><text:span text:style-name="T32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2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_31_125A.D3" table:number-columns-spanned="3" office:value-type="string">
            <text:p text:style-name="P42"><text:span text:style-name="T7">Measured value</text:span> <text:span text:style-name="T39">Ḣ</text:span><text:span text:style-name="T21">*</text:span><text:span text:style-name="T29">i</text:span><text:span text:style-name="T63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42"><text:span text:style-name="T7">Average value</text:span>, <text:span text:style-name="T8">H</text:span><text:span text:style-name="T29">i</text:span><text:span text:style-name="T6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3"><text:span text:style-name="T26">H</text:span><text:span text:style-name="T27">1</text:span></text:p>
          </table:table-cell>
          <table:table-cell table:style-name="_31_125A.D3" office:value-type="string">
            <text:p text:style-name="P42"><text:span text:style-name="T8">H</text:span><text:span text:style-name="T27">2</text:span></text:p>
          </table:table-cell>
          <table:table-cell table:style-name="_31_125A.D3" office:value-type="string">
            <text:p text:style-name="P42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5">24</text:span> µSv/h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5">15</text:span></text:p>
          </table:table-cell>
        </table:table-row>
        <table:table-row>
          <table:table-cell table:style-name="_31_125A.A5" office:value-type="string">
            <text:p text:style-name="P9"><text:span text:style-name="T35">0,</text:span>7 µSv/h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µSv/h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5">0</text:span> <text:span text:style-name="T35">µSv/h</text:span>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5">240</text:span> <text:span text:style-name="T35">µSv/h</text:span>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5">0,</text:span>7 mSv/h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mSv/h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5">0</text:span> mSv/h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2"/>
            <text:p text:style-name="P21"><text:span text:style-name="T61">SA of </text:span><text:span text:style-name="T20">137</text:span><text:span text:style-name="T61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7">Radia-tion source <text:s/>number</text:p>
          </table:table-cell>
          <table:table-cell table:style-name="BZ.B2" table:number-rows-spanned="3" office:value-type="string">
            <text:p text:style-name="P59">SA in reference point,</text:p>
            <text:p text:style-name="P63">A<text:span text:style-name="T27">oi</text:span>, <text:span text:style-name="T26">Bq/kg</text:span></text:p>
          </table:table-cell>
          <table:table-cell table:style-name="BZ.B2" table:number-columns-spanned="4" office:value-type="string">
            <text:p text:style-name="P42">Измерение мощности дозы</text:p>
            <text:p text:style-name="P42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5"><text:span text:style-name="T44">Relative gamma radiation dose rate measure-ment</text:span> <text:span text:style-name="T7">error</text:span></text:p>
            <text:p text:style-name="P39"><text:span text:style-name="T40">θ</text:span><text:span text:style-name="T30">пр</text:span><text:span text:style-name="T31">i</text:span><text:span text:style-name="T35">,</text:span> %</text:p>
          </table:table-cell>
          <table:table-cell table:style-name="BZ.B2" table:number-rows-spanned="3" office:value-type="string">
            <text:p text:style-name="P38"><text:span text:style-name="T7">Confidence limit of the intrinsic <text:s/>relative error</text:span> <text:span text:style-name="T41">Δ</text:span><text:span text:style-name="T32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2"><text:span text:style-name="T7">Measured value</text:span> <text:span text:style-name="T39">Ḣ</text:span><text:span text:style-name="T21">*</text:span><text:span text:style-name="T29">i</text:span><text:span text:style-name="T63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42"><text:span text:style-name="T7">Average value</text:span>, <text:span text:style-name="T71">A</text:span><text:span text:style-name="T34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0"><text:span text:style-name="T7">A</text:span><text:span text:style-name="T28">o1</text:span></text:p>
          </table:table-cell>
          <table:table-cell table:style-name="BZ.C4" office:value-type="string">
            <text:p text:style-name="P40"><text:span text:style-name="T7">A</text:span><text:span text:style-name="T28">o2</text:span></text:p>
          </table:table-cell>
          <table:table-cell table:style-name="BZ.C4" office:value-type="string">
            <text:p text:style-name="P40"><text:span text:style-name="T7">A</text:span><text:span text:style-name="T28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1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5">15</text:span></text:p>
          </table:table-cell>
        </table:table-row>
        <table:table-row>
          <table:table-cell table:style-name="BZ.A5" office:value-type="string">
            <text:p text:style-name="P11">$6-A1</text:p>
          </table:table-cell>
          <table:table-cell table:style-name="BZ.C3" office:value-type="string">
            <text:p text:style-name="P11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1">$6-A2</text:p>
          </table:table-cell>
          <table:table-cell table:style-name="BZ.C3" office:value-type="string">
            <text:p text:style-name="P11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1">$6-A3</text:p>
          </table:table-cell>
          <table:table-cell table:style-name="BZ.B8" office:value-type="string">
            <text:p text:style-name="P11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0"/>
            <text:p text:style-name="P18"><text:span text:style-name="T7">BDPS-02 (</text:span><text:span text:style-name="T19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3"><text:span text:style-name="T7">Flux density in test point</text:span> <text:span text:style-name="T81"></text:span><text:span text:style-name="T27">0</text:span><text:span text:style-name="T28">i</text:span>,</text:p>
            <text:p text:style-name="P54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a.B2" table:number-rows-spanned="3" office:value-type="string">
            <text:p text:style-name="P46">Radia-tion source <text:s/>number</text:p>
          </table:table-cell>
          <table:table-cell table:style-name="BDPS_5f_a.B2" table:number-columns-spanned="4" office:value-type="string">
            <text:p text:style-name="P42"><text:span text:style-name="T7">Measured radiation flux density in test point</text:span>, <text:span text:style-name="T70"></text:span><text:span text:style-name="T33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5"><text:span text:style-name="T44">Relative gamma radiation dose rate measure-ment</text:span> <text:span text:style-name="T7">error</text:span></text:p>
            <text:p text:style-name="P39"><text:span text:style-name="T40">θ</text:span><text:span text:style-name="T30">пр</text:span><text:span text:style-name="T31">i</text:span><text:span text:style-name="T35">,</text:span> %</text:p>
          </table:table-cell>
          <table:table-cell table:style-name="BDPS_5f_a.B2" table:number-rows-spanned="3" office:value-type="string">
            <text:p text:style-name="P38"><text:span text:style-name="T7">Confidence limit of the intrinsic <text:s/>relative error</text:span> <text:span text:style-name="T41">Δ</text:span><text:span text:style-name="T32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2"><text:span text:style-name="T7">Measured value</text:span> <text:span text:style-name="T70"></text:span><text:span text:style-name="T33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42"><text:span text:style-name="T7">Average value</text:span>, <text:span text:style-name="T70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43"><text:span text:style-name="T69"></text:span><text:span text:style-name="T27">1</text:span></text:p>
          </table:table-cell>
          <table:table-cell table:style-name="BDPS_5f_a.C4" office:value-type="string">
            <text:p text:style-name="P42"><text:span text:style-name="T70"></text:span><text:span text:style-name="T27">2</text:span></text:p>
          </table:table-cell>
          <table:table-cell table:style-name="BDPS_5f_a.C4" office:value-type="string">
            <text:p text:style-name="P42"><text:span text:style-name="T70">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a.A5" office:value-type="string">
            <text:p text:style-name="P12">$3-9<text:span text:style-name="T35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5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5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35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0"/>
            <text:p text:style-name="P18"><text:span text:style-name="T7">BDPS-02 (</text:span><text:span text:style-name="T19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3"><text:span text:style-name="T7">Flux density in test point</text:span> <text:span text:style-name="T81"></text:span><text:span text:style-name="T27">0</text:span><text:span text:style-name="T28">i</text:span>,</text:p>
            <text:p text:style-name="P54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b.B2" table:number-rows-spanned="3" office:value-type="string">
            <text:p text:style-name="P46">Radia-tion source <text:s/>number</text:p>
          </table:table-cell>
          <table:table-cell table:style-name="BDPS_5f_b.B2" table:number-columns-spanned="4" office:value-type="string">
            <text:p text:style-name="P42"><text:span text:style-name="T7">Measured radiation flux density in test point</text:span>, <text:span text:style-name="T70"></text:span><text:span text:style-name="T33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5"><text:span text:style-name="T44">Relative gamma radiation dose rate measure-ment</text:span> <text:span text:style-name="T7">error</text:span></text:p>
            <text:p text:style-name="P39"><text:span text:style-name="T40">θ</text:span><text:span text:style-name="T30">пр</text:span><text:span text:style-name="T31">i</text:span><text:span text:style-name="T35">,</text:span> %</text:p>
          </table:table-cell>
          <table:table-cell table:style-name="BDPS_5f_b.B2" table:number-rows-spanned="3" office:value-type="string">
            <text:p text:style-name="P38"><text:span text:style-name="T7">Confidence limit of the intrinsic <text:s/>relative error</text:span> <text:span text:style-name="T41">Δ</text:span><text:span text:style-name="T32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2"><text:span text:style-name="T7">Measured value</text:span> <text:span text:style-name="T70"></text:span><text:span text:style-name="T33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42"><text:span text:style-name="T7">Average value</text:span>, <text:span text:style-name="T70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43"><text:span text:style-name="T69"></text:span><text:span text:style-name="T27">1</text:span></text:p>
          </table:table-cell>
          <table:table-cell table:style-name="BDPS_5f_b.C4" office:value-type="string">
            <text:p text:style-name="P42"><text:span text:style-name="T70"></text:span><text:span text:style-name="T27">2</text:span></text:p>
          </table:table-cell>
          <table:table-cell table:style-name="BDPS_5f_b.C4" office:value-type="string">
            <text:p text:style-name="P42"><text:span text:style-name="T70">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b.A5" office:value-type="string">
            <text:p text:style-name="P12">$4-9<text:span text:style-name="T35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5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5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35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/>
        <table:table-column table:style-name="BDPS_5f_g.C" table:number-columns-repeated="5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19"/>
            <text:p text:style-name="P18"><text:span text:style-name="T7">BDPS-02 (</text:span><text:span text:style-name="T19">γ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4"><text:span text:style-name="T7">Dose rate at check point</text:span> <text:span text:style-name="T39">Ḣ</text:span><text:span text:style-name="T29">oi</text:span><text:span text:style-name="T63">(10)</text:span></text:p>
          </table:table-cell>
          <table:table-cell table:style-name="BDPS_5f_g.B2" table:number-rows-spanned="3" office:value-type="string">
            <text:p text:style-name="P46">Radia-tion source <text:s/>number</text:p>
          </table:table-cell>
          <table:table-cell table:style-name="BDPS_5f_g.B2" table:number-rows-spanned="3" office:value-type="string">
            <text:p text:style-name="P35"><text:span text:style-name="T7">Distan-ce to source</text:span>, </text:p>
            <text:p text:style-name="P33">R, сm</text:p>
          </table:table-cell>
          <table:table-cell table:style-name="BDPS_5f_g.B2" table:number-columns-spanned="5" office:value-type="string">
            <text:p text:style-name="P42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5"><text:span text:style-name="T44">Relative gamma radiation dose rate measure-ment</text:span> <text:span text:style-name="T7">error</text:span></text:p>
            <text:p text:style-name="P39"><text:span text:style-name="T40">θ</text:span><text:span text:style-name="T30">пр</text:span><text:span text:style-name="T31">i</text:span><text:span text:style-name="T35">,</text:span> %</text:p>
          </table:table-cell>
          <table:table-cell table:style-name="BDPS_5f_g.B2" table:number-rows-spanned="3" office:value-type="string">
            <text:p text:style-name="P38"><text:span text:style-name="T7">Confidence limit of the intrinsic <text:s/>relative error</text:span> <text:span text:style-name="T41">Δ</text:span><text:span text:style-name="T32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37"><text:span text:style-name="T7">Limits of intrinsic relative error</text:span>, </text:p>
            <text:p text:style-name="P37">% </text:p>
            <text:p text:style-name="P36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2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BDPS_5f_g.D3" table:number-columns-spanned="3" office:value-type="string">
            <text:p text:style-name="P42"><text:span text:style-name="T7">Measured value</text:span> <text:span text:style-name="T39">Ḣ</text:span><text:span text:style-name="T21">*</text:span><text:span text:style-name="T29">i</text:span><text:span text:style-name="T63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42"><text:span text:style-name="T7">Average value</text:span>, <text:span text:style-name="T8">H</text:span><text:span text:style-name="T29">i</text:span><text:span text:style-name="T63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3"><text:span text:style-name="T26">H</text:span><text:span text:style-name="T27">1</text:span></text:p>
          </table:table-cell>
          <table:table-cell table:style-name="BDPS_5f_g.D3" office:value-type="string">
            <text:p text:style-name="P42"><text:span text:style-name="T8">H</text:span><text:span text:style-name="T27">2</text:span></text:p>
          </table:table-cell>
          <table:table-cell table:style-name="BDPS_5f_g.D3" office:value-type="string">
            <text:p text:style-name="P42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µSv/h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13">±<text:span text:style-name="T35">20</text:span></text:p>
          </table:table-cell>
        </table:table-row>
        <table:table-row>
          <table:table-cell table:style-name="BDPS_5f_g.A5" office:value-type="string">
            <text:p text:style-name="P9">7 µSv/h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µSv/h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mSv/h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mSv/h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mSv/h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45"><text:s text:c="36"/></text:p>
          </table:table-cell>
        </table:table-row>
        <table:table-row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/>
          </table:table-cell>
          <table:table-cell table:style-name="Таблица1.C2" office:value-type="string">
            <text:p text:style-name="P30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45"><text:s text:c="36"/></text:p>
          </table:table-cell>
        </table:table-row>
        <table:table-row>
          <table:table-cell table:style-name="Таблица1.A1" office:value-type="string">
            <text:p text:style-name="P44"/>
          </table:table-cell>
          <table:table-cell table:style-name="Таблица1.B4" office:value-type="string">
            <text:p text:style-name="P44"/>
          </table:table-cell>
          <table:table-cell table:style-name="Таблица1.C2" office:value-type="string">
            <text:p text:style-name="P30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1-20T10:10:44.61</dc:date>
    <meta:print-date>2019-04-03T15:18:00</meta:print-date>
    <meta:editing-cycles>172</meta:editing-cycles>
    <meta:editing-duration>PT11H25M39S</meta:editing-duration>
    <meta:generator>OpenOffice/4.1.6$Win32 OpenOffice.org_project/416m1$Build-9790</meta:generator>
    <meta:document-statistic meta:table-count="20" meta:image-count="1" meta:object-count="0" meta:page-count="3" meta:paragraph-count="455" meta:word-count="904" meta:character-count="5013"/>
  </office:meta>
</office:document-meta>
</file>